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utfit" svg:font-family="Outfit, sans-serif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49cm" style:rel-column-width="16383*"/>
    </style:style>
    <style:style style:name="Tabella1.D" style:family="table-column">
      <style:table-column-properties style:column-width="4.251cm" style:rel-column-width="16386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D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.A6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margin-top="0cm" fo:margin-bottom="0.353cm" fo:line-height="115%" style:text-autospace="none"/>
      <style:text-properties style:font-name="Calibri" fo:font-size="11pt" fo:language="zxx" fo:country="none" style:font-name-asian="Calibri" style:font-size-asian="11pt" style:font-name-complex="Calibri" style:font-size-complex="11pt"/>
    </style:style>
    <style:style style:name="P2" style:family="paragraph" style:parent-style-name="Table_20_Contents">
      <style:text-properties style:font-name="Arial" fo:font-weight="bold" style:font-weight-asian="bold" style:font-weight-complex="bold"/>
    </style:style>
    <style:style style:name="P3" style:family="paragraph" style:list-style-name="L1"/>
    <style:style style:name="P4" style:family="paragraph" style:parent-style-name="Standard">
      <style:paragraph-properties fo:text-align="start" style:justify-single-word="false"/>
    </style:style>
    <style:style style:name="T1" style:family="text">
      <style:text-properties fo:font-variant="normal" fo:text-transform="none" fo:color="#e9eaed" style:font-name="Outfit" fo:font-size="12pt" fo:letter-spacing="normal" fo:font-style="normal" fo:font-weight="normal"/>
    </style:style>
    <style:style style:name="T2" style:family="text">
      <style:text-properties fo:font-variant="normal" fo:text-transform="none" fo:color="#e9eaed" style:font-name="Arial" fo:font-size="12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3D1</text:p>
      <text:p text:style-name="P1">PARTE 1</text:p>
      <text:p text:style-name="P1">Intervisterei prima, singolarmente il direttore della biblioteca:</text:p>
      <text:p text:style-name="P1">-Di quale problematica si tratta?</text:p>
      <text:p text:style-name="P1">-Riguarda la gestione dei dipendenti?</text:p>
      <text:p text:style-name="P1">-Riguarda la gestione della clientela? (tessere, registrazioni varie?)</text:p>
      <text:p text:style-name="P1">-Riguarda la disposizione degli scaffali e dei generi?</text:p>
      <text:p text:style-name="P1">Poi, in gruppo i dipendenti:</text:p>
      <text:p text:style-name="P1">-Avete bisogno di consultare lo stato di un libro nell'immediato, quando un cliente ve lo chiede?</text:p>
      <text:p text:style-name="P1">-Avete bisogno di un'interfaccia utilizzabile sia dai clienti che da voi, per rintracciare la locazione di un libro?</text:p>
      <text:p text:style-name="P1">-Avete bisogno di un database dei clienti registrati?</text:p>
      <text:p text:style-name="P1"/>
      <text:p text:style-name="P1">Analizzando le altre strutture simili, nelle altre città, le caratteristiche comuni sono:</text:p>
      <text:p text:style-name="P1">-La sala per i bambini è situata vicino l'entrata</text:p>
      <text:p text:style-name="P1">-Le biblioteche sono spesso situati vicino il comune cittadino</text:p>
      <text:p text:style-name="P1">-La zona PC <text:s/>per il pubblico è situata nei pressi della postazione dei dipendenti</text:p>
      <text:p text:style-name="P1"/>
      <text:p text:style-name="P1">PARTE 2</text:p>
      <text:p text:style-name="P1">Glossario</text:p>
      <table:table table:name="Tabella1" table:style-name="Tabella1">
        <table:table-column table:style-name="Tabella1.A" table:number-columns-repeated="3"/>
        <table:table-column table:style-name="Tabella1.D"/>
        <table:table-row>
          <table:table-cell table:style-name="Tabella1.A1" office:value-type="string">
            <text:p text:style-name="P2">Termine</text:p>
          </table:table-cell>
          <table:table-cell table:style-name="Tabella1.A1" office:value-type="string">
            <text:p text:style-name="P2">Descrizione</text:p>
          </table:table-cell>
          <table:table-cell table:style-name="Tabella1.A1" office:value-type="string">
            <text:p text:style-name="P2">Sinonimi</text:p>
          </table:table-cell>
          <table:table-cell table:style-name="Tabella1.D1" office:value-type="string">
            <text:p text:style-name="P2">Collegamenti</text:p>
          </table:table-cell>
        </table:table-row>
        <table:table-row>
          <table:table-cell table:style-name="Tabella1.A2" office:value-type="string">
            <text:p text:style-name="Table_20_Contents">Biblioteca</text:p>
          </table:table-cell>
          <table:table-cell table:style-name="Tabella1.A2" office:value-type="string">
            <text:p text:style-name="Table_20_Contents">Divisa su due piani, ha 3 terminali, sono presenti scaffali</text:p>
          </table:table-cell>
          <table:table-cell table:style-name="Tabella1.A2" office:value-type="string">
            <text:p text:style-name="Table_20_Contents"/>
          </table:table-cell>
          <table:table-cell table:style-name="Tabella1.D2" office:value-type="string">
            <text:p text:style-name="Table_20_Contents">Scaffali</text:p>
            <text:p text:style-name="Table_20_Contents">Libro</text:p>
            <text:p text:style-name="Table_20_Contents">Clienti</text:p>
            <text:p text:style-name="Table_20_Contents">Dipendenti</text:p>
          </table:table-cell>
        </table:table-row>
        <table:table-row>
          <table:table-cell table:style-name="Tabella1.A2" office:value-type="string">
            <text:p text:style-name="Table_20_Contents">Terminale</text:p>
          </table:table-cell>
          <table:table-cell table:style-name="Tabella1.A2" office:value-type="string">
            <text:p text:style-name="Table_20_Contents">Apparecchio informatico contente database informativi</text:p>
          </table:table-cell>
          <table:table-cell table:style-name="Tabella1.A2" office:value-type="string">
            <text:p text:style-name="Table_20_Contents">Sistema</text:p>
          </table:table-cell>
          <table:table-cell table:style-name="Tabella1.D2" office:value-type="string">
            <text:p text:style-name="Table_20_Contents">Clienti</text:p>
            <text:p text:style-name="Table_20_Contents">Dipendenti</text:p>
          </table:table-cell>
        </table:table-row>
        <table:table-row>
          <table:table-cell table:style-name="Tabella1.A2" office:value-type="string">
            <text:p text:style-name="Table_20_Contents">Clienti</text:p>
          </table:table-cell>
          <table:table-cell table:style-name="Tabella1.A2" office:value-type="string">
            <text:p text:style-name="Table_20_Contents">Possiedono una tessera associativa, possono prendere un libro alla volta</text:p>
          </table:table-cell>
          <table:table-cell table:style-name="Tabella1.A2" office:value-type="string">
            <text:p text:style-name="Table_20_Contents">Acquirenti</text:p>
          </table:table-cell>
          <table:table-cell table:style-name="Tabella1.D2" office:value-type="string">
            <text:p text:style-name="Table_20_Contents">Terminale</text:p>
            <text:p text:style-name="Table_20_Contents">Libro</text:p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>Dipendenti</text:p>
          </table:table-cell>
          <table:table-cell table:style-name="Tabella1.A2" office:value-type="string">
            <text:p text:style-name="Table_20_Contents">Sono 10</text:p>
          </table:table-cell>
          <table:table-cell table:style-name="Tabella1.A2" office:value-type="string">
            <text:p text:style-name="Table_20_Contents">Commessi</text:p>
          </table:table-cell>
          <table:table-cell table:style-name="Tabella1.D2" office:value-type="string">
            <text:p text:style-name="Table_20_Contents">Terminale</text:p>
            <text:p text:style-name="Table_20_Contents">Clienti</text:p>
          </table:table-cell>
        </table:table-row>
        <table:table-row>
          <table:table-cell table:style-name="Tabella1.A6" office:value-type="string">
            <text:p text:style-name="Table_20_Contents">Tessera associativa</text:p>
          </table:table-cell>
          <table:table-cell table:style-name="Tabella1.A2" office:value-type="string">
            <text:p text:style-name="Table_20_Contents">Contiene i dati del <text:soft-page-break/>cliente e il suo codice</text:p>
          </table:table-cell>
          <table:table-cell table:style-name="Tabella1.A2" office:value-type="string">
            <text:p text:style-name="Table_20_Contents"/>
          </table:table-cell>
          <table:table-cell table:style-name="Tabella1.D2" office:value-type="string">
            <text:p text:style-name="Table_20_Contents">Clienti</text:p>
            <text:p text:style-name="Table_20_Contents"><text:soft-page-break/></text:p>
          </table:table-cell>
        </table:table-row>
        <table:table-row>
          <table:table-cell table:style-name="Tabella1.A6" office:value-type="string">
            <text:p text:style-name="Table_20_Contents">Libro</text:p>
          </table:table-cell>
          <table:table-cell table:style-name="Tabella1.A2" office:value-type="string">
            <text:p text:style-name="Table_20_Contents">Divisi in scaffali, una sola copia a libro. Possono essere consultati dentro e fuori la biblioteca</text:p>
          </table:table-cell>
          <table:table-cell table:style-name="Tabella1.A2" office:value-type="string">
            <text:p text:style-name="Table_20_Contents">Opera</text:p>
          </table:table-cell>
          <table:table-cell table:style-name="Tabella1.D2" office:value-type="string">
            <text:p text:style-name="Table_20_Contents">Clienti</text:p>
            <text:p text:style-name="Table_20_Contents">Terminale</text:p>
            <text:p text:style-name="Table_20_Contents"/>
          </table:table-cell>
        </table:table-row>
      </table:table>
      <text:p text:style-name="Standard"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utfit" svg:font-family="Outfit, sans-serif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ulvio Carraro</meta:initial-creator>
    <meta:creation-date>2023-11-07T18:14:24.82</meta:creation-date>
    <dc:date>2023-11-08T19:22:45.43</dc:date>
    <dc:creator>Fulvio Carraro</dc:creator>
    <meta:editing-duration>PT1H22M32S</meta:editing-duration>
    <meta:editing-cycles>2</meta:editing-cycles>
    <meta:generator>OpenOffice/4.1.14$Win32 OpenOffice.org_project/4114m1$Build-9811</meta:generator>
    <meta:document-statistic meta:table-count="1" meta:image-count="0" meta:object-count="0" meta:page-count="2" meta:paragraph-count="51" meta:word-count="210" meta:character-count="1422"/>
  </office:meta>
</office:document-meta>
</file>